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2">
      <style:paragraph-properties fo:margin-top="0cm" fo:margin-bottom="0cm" style:contextual-spacing="false"/>
    </style:style>
    <style:style style:name="P4" style:family="paragraph" style:parent-style-name="Text_20_body" style:list-style-name="L3"/>
    <style:style style:name="P5" style:family="paragraph" style:parent-style-name="Text_20_body" style:list-style-name="L3">
      <style:paragraph-properties fo:margin-top="0cm" fo:margin-bottom="0cm" style:contextual-spacing="false"/>
    </style:style>
    <style:style style:name="P6" style:family="paragraph" style:parent-style-name="Text_20_body" style:list-style-name="L4"/>
    <style:style style:name="P7" style:family="paragraph" style:parent-style-name="Text_20_body" style:list-style-name="L4">
      <style:paragraph-properties fo:margin-top="0cm" fo:margin-bottom="0cm" style:contextual-spacing="false"/>
    </style:style>
    <style:style style:name="P8" style:family="paragraph" style:parent-style-name="Text_20_body" style:list-style-name="L5"/>
    <style:style style:name="P9" style:family="paragraph" style:parent-style-name="Text_20_body" style:list-style-name="L5">
      <style:paragraph-properties fo:margin-top="0cm" fo:margin-bottom="0cm" style:contextual-spacing="false"/>
    </style:style>
    <style:style style:name="P10" style:family="paragraph" style:parent-style-name="Text_20_body" style:list-style-name="L6"/>
    <style:style style:name="P11" style:family="paragraph" style:parent-style-name="Text_20_body" style:list-style-name="L6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1.1. Roller (Roles)</text:span></text:h>
      <text:p text:style-name="Text_20_body">OAuth protokolünde dört ana rol tanımlanmıştır:</text:p>
      <text:p text:style-name="Horizontal_20_Line"/>
      <text:h text:style-name="Heading_20_4" text:outline-level="4"><text:span text:style-name="Strong_20_Emphasis">1. Resource Owner (Kaynak Sahibi)</text:span></text:h>
      <text:list text:style-name="L1">
        <text:list-item>
          <text:p text:style-name="P1"><text:span text:style-name="Strong_20_Emphasis">Tanım:</text:span><text:line-break/>Korunan bir kaynağa erişim izni verebilen varlık. Bu genellikle bir kişidir, bu durumda <text:span text:style-name="Strong_20_Emphasis">end-user</text:span> (son kullanıcı) olarak adlandırılır.</text:p>
        </text:list-item>
        <text:list-item>
          <text:p text:style-name="P1"><text:span text:style-name="Strong_20_Emphasis">Örnek Senaryo:</text:span><text:line-break/>Bir kullanıcı (örneğin, Alice), sosyal medya platformundaki fotoğraflarına erişim izni verebilir. Burada kullanıcı, kaynak sahibidir.</text:p>
        </text:list-item>
      </text:list>
      <text:p text:style-name="Horizontal_20_Line"/>
      <text:h text:style-name="Heading_20_4" text:outline-level="4"><text:span text:style-name="Strong_20_Emphasis">2. Resource Server (Kaynak Sunucusu)</text:span></text:h>
      <text:list text:style-name="L2">
        <text:list-item>
          <text:p text:style-name="P2"><text:span text:style-name="Strong_20_Emphasis">Tanım:</text:span><text:line-break/>Korunan kaynakları barındıran ve erişim token'larını kullanarak gelen istekleri kabul edip yanıtlayan sunucu.</text:p>
        </text:list-item>
        <text:list-item>
          <text:p text:style-name="P2"><text:span text:style-name="Strong_20_Emphasis">Görevi:</text:span></text:p>
          <text:list>
            <text:list-item>
              <text:p text:style-name="P3">Erişim token'larını doğrular.</text:p>
            </text:list-item>
            <text:list-item>
              <text:p text:style-name="P3">Korunan kaynaklara erişim sağlar.</text:p>
            </text:list-item>
          </text:list>
        </text:list-item>
        <text:list-item>
          <text:p text:style-name="P2"><text:span text:style-name="Strong_20_Emphasis">Örnek Senaryo:</text:span><text:line-break/>Alice'in fotoğraflarını barındıran sosyal medya platformunun sunucusu, bir <text:span text:style-name="Strong_20_Emphasis">resource server</text:span>dır. Bu sunucu, istemciden gelen erişim token'ını kontrol eder ve token geçerliyse fotoğraflara erişim izni verir.</text:p>
        </text:list-item>
      </text:list>
      <text:p text:style-name="Horizontal_20_Line"/>
      <text:h text:style-name="Heading_20_4" text:outline-level="4"><text:span text:style-name="Strong_20_Emphasis">3. Client (İstemci)</text:span></text:h>
      <text:list text:style-name="L3">
        <text:list-item>
          <text:p text:style-name="P4"><text:span text:style-name="Strong_20_Emphasis">Tanım:</text:span><text:line-break/>Kaynak sahibinin adına korunan kaynaklara erişim isteği gönderen uygulama. İstemci, kaynak sahibinin izni ve yetkilendirmesiyle çalışır.<text:line-break/><text:span text:style-name="Strong_20_Emphasis">Not:</text:span> İstemci, belirli bir teknolojiye veya platforma bağlı değildir. Örneğin, bir web uygulaması, masaüstü yazılımı veya mobil uygulama olabilir.</text:p>
        </text:list-item>
        <text:list-item>
          <text:p text:style-name="P4"><text:span text:style-name="Strong_20_Emphasis">Görevi:</text:span></text:p>
          <text:list>
            <text:list-item>
              <text:p text:style-name="P5">Kaynak sahibinden izin alarak bir <text:span text:style-name="Strong_20_Emphasis">access token</text:span> talep eder.</text:p>
            </text:list-item>
            <text:list-item>
              <text:p text:style-name="P5">Bu token'ı kullanarak korunan kaynaklara erişim talebinde bulunur.</text:p>
            </text:list-item>
          </text:list>
        </text:list-item>
        <text:list-item>
          <text:p text:style-name="P4"><text:span text:style-name="Strong_20_Emphasis">Örnek Senaryo:</text:span><text:line-break/>Alice, bir fotoğraf baskı hizmeti (örneğin, Printify) kullanır. Printify, Alice'in sosyal medya platformundaki fotoğraflarına erişmek için istemci olarak davranır.</text:p>
        </text:list-item>
      </text:list>
      <text:p text:style-name="Horizontal_20_Line"/>
      <text:h text:style-name="Heading_20_4" text:outline-level="4"><text:soft-page-break/><text:span text:style-name="Strong_20_Emphasis">4. Authorization Server (Yetkilendirme Sunucusu)</text:span></text:h>
      <text:list text:style-name="L4">
        <text:list-item>
          <text:p text:style-name="P6"><text:span text:style-name="Strong_20_Emphasis">Tanım:</text:span><text:line-break/>Kaynak sahibini başarıyla kimlik doğruladıktan ve gerekli izinleri aldıktan sonra istemciye erişim token'ları sağlayan sunucu.</text:p>
        </text:list-item>
        <text:list-item>
          <text:p text:style-name="P6"><text:span text:style-name="Strong_20_Emphasis">Görevi:</text:span></text:p>
          <text:list>
            <text:list-item>
              <text:p text:style-name="P7">Kaynak sahibinin kimlik doğrulamasını yapar (örneğin, kullanıcı adı ve şifre ile).</text:p>
            </text:list-item>
            <text:list-item>
              <text:p text:style-name="P7">Kaynak sahibinden istemciye yetki verir.</text:p>
            </text:list-item>
            <text:list-item>
              <text:p text:style-name="P7">Erişim token'ı (access token) oluşturur ve istemciye iletir.</text:p>
            </text:list-item>
          </text:list>
        </text:list-item>
        <text:list-item>
          <text:p text:style-name="P6"><text:span text:style-name="Strong_20_Emphasis">Örnek Senaryo:</text:span><text:line-break/>Alice, sosyal medya platformuna giriş yaparak fotoğraf baskı hizmetine erişim izni verir. Bu süreçte sosyal medya platformunun yetkilendirme sunucusu devreye girer ve gerekli token'ları üretir.</text:p>
        </text:list-item>
      </text:list>
      <text:p text:style-name="Horizontal_20_Line"/>
      <text:h text:style-name="Heading_20_3" text:outline-level="3"><text:span text:style-name="Strong_20_Emphasis">Yetkilendirme Sunucusu ve Kaynak Sunucusu Etkileşimi</text:span></text:h>
      <text:list text:style-name="L5">
        <text:list-item>
          <text:p text:style-name="P8"><text:span text:style-name="Strong_20_Emphasis">Kapsam Dışı:</text:span><text:line-break/>Yetkilendirme sunucusu ve kaynak sunucusu arasındaki etkileşim bu spesifikasyonun kapsamı dışındadır. Bu iki rol, aynı sunucuda birleştirilebilir veya farklı sunuculara dağıtılabilir.</text:p>
        </text:list-item>
        <text:list-item>
          <text:p text:style-name="P8"><text:span text:style-name="Strong_20_Emphasis">Paylaşılabilir Yetkilendirme Sunucusu:</text:span></text:p>
          <text:list>
            <text:list-item>
              <text:p text:style-name="P9">Tek bir yetkilendirme sunucusu, birden fazla kaynak sunucusuna erişim token'ı sağlayabilir.</text:p>
            </text:list-item>
            <text:list-item>
              <text:p text:style-name="P8">Örneğin, bir yetkilendirme sunucusu hem bir sosyal medya platformuna hem de bir dosya paylaşım platformuna erişim için token'lar üretebilir.</text:p>
            </text:list-item>
          </text:list>
        </text:list-item>
      </text:list>
      <text:p text:style-name="Horizontal_20_Line"/>
      <text:h text:style-name="Heading_20_3" text:outline-level="3"><text:span text:style-name="Strong_20_Emphasis">Özet</text:span></text:h>
      <text:p text:style-name="Text_20_body">OAuth’un dört ana rolü şunları içerir:</text:p>
      <text:list text:style-name="L6">
        <text:list-item>
          <text:p text:style-name="P11"><text:span text:style-name="Strong_20_Emphasis">Resource Owner (Kaynak Sahibi):</text:span> Korunan kaynakların sahibidir ve izin verebilir.</text:p>
        </text:list-item>
        <text:list-item>
          <text:p text:style-name="P11"><text:span text:style-name="Strong_20_Emphasis">Resource Server (Kaynak Sunucusu):</text:span> Korunan kaynaklara erişimi kontrol eder.</text:p>
        </text:list-item>
        <text:list-item>
          <text:p text:style-name="P11"><text:span text:style-name="Strong_20_Emphasis">Client (İstemci):</text:span> Kaynak sahibinin adına hareket ederek kaynaklara erişim ister.</text:p>
        </text:list-item>
        <text:list-item>
          <text:p text:style-name="P10"><text:span text:style-name="Strong_20_Emphasis">Authorization Server (Yetkilendirme Sunucusu):</text:span> Kimlik doğrulama ve yetkilendirme işlemlerini gerçekleştirir, erişim token'ları oluşturur.</text:p>
        </text:list-item>
      </text:list>
      <text:p text:style-name="Text_20_body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tr" fo:country="T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6T00:54:26.112177030</meta:creation-date>
    <dc:date>2025-01-26T00:56:03.753698270</dc:date>
    <meta:editing-duration>PT1M38S</meta:editing-duration>
    <meta:editing-cycles>1</meta:editing-cycles>
    <meta:document-statistic meta:table-count="0" meta:image-count="0" meta:object-count="0" meta:page-count="2" meta:paragraph-count="35" meta:word-count="392" meta:character-count="2983" meta:non-whitespace-character-count="2652"/>
    <meta:generator>LibreOffice/7.4.7.2$Linux_X86_64 LibreOffice_project/40$Build-2</meta:generator>
  </office:meta>
</office:document-meta>
</file>